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25C57C8E36529E23D25.png" manifest:media-type="image/png"/>
  <manifest:file-entry manifest:full-path="Pictures/10000001000003A4000001C5F1B5A415E8D40861.png" manifest:media-type="image/png"/>
  <manifest:file-entry manifest:full-path="Pictures/10000001000002DE00000170A61D6AA8CA78176F.png" manifest:media-type="image/png"/>
  <manifest:file-entry manifest:full-path="Pictures/10000001000004140000008ABCF7DF6DCC023774.png" manifest:media-type="image/png"/>
  <manifest:file-entry manifest:full-path="Pictures/1000000100000452000001168DD48094B897698F.png" manifest:media-type="image/png"/>
  <manifest:file-entry manifest:full-path="Pictures/10000001000003B100000082D24DB46E0F1C2DD7.png" manifest:media-type="image/png"/>
  <manifest:file-entry manifest:full-path="Pictures/100000010000033D000000AD3495681AF7F2638B.png" manifest:media-type="image/png"/>
  <manifest:file-entry manifest:full-path="Pictures/100000010000041F00000117ABBA279AAF41DC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631" officeooo:paragraph-rsid="00002631"/>
    </style:style>
    <style:style style:name="P2" style:family="paragraph" style:parent-style-name="Standard">
      <style:text-properties fo:font-size="18pt" fo:font-weight="bold" officeooo:rsid="00002631" officeooo:paragraph-rsid="00002631" style:font-size-asian="18pt" style:font-weight-asian="bold" style:font-size-complex="1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li Bilal</text:p>
      <text:p text:style-name="P2">Roll No: P20-0077</text:p>
      <text:p text:style-name="P2">Section: BSC-6C</text:p>
      <text:p text:style-name="P2"/>
      <text:p text:style-name="P1"><text:tab/><text:tab/><text:tab/><text:tab/><text:tab/><text:span text:style-name="T3">LAB TASK 3</text:span></text:p>
      <text:p text:style-name="P1"><text:span text:style-name="T3"/></text:p>
      <text:p text:style-name="P1"><text:span text:style-name="T3"/></text:p>
      <text:p text:style-name="P1"><draw:frame draw:style-name="fr2" draw:name="Image1" text:anchor-type="char" svg:width="6.6929in" svg:height="1.7693in" draw:z-index="0"><draw:image xlink:href="Pictures/100000010000041F00000117ABBA279AAF41DC0B.png" xlink:type="simple" xlink:show="embed" xlink:actuate="onLoad" draw:mime-type="image/png"/></draw:frame><text:span text:style-name="T3"><text:line-break/></text:span></text:p>
      <text:p text:style-name="P1"><draw:frame draw:style-name="fr2" draw:name="Image2" text:anchor-type="char" svg:width="6.6929in" svg:height="1.3965in" draw:z-index="1"><draw:image xlink:href="Pictures/100000010000033D000000AD3495681AF7F2638B.png" xlink:type="simple" xlink:show="embed" xlink:actuate="onLoad" draw:mime-type="image/png"/></draw:frame><draw:frame draw:style-name="fr1" draw:name="Image3" text:anchor-type="char" svg:x="-0.2346in" svg:y="2.9311in" svg:width="6.6929in" svg:height="1.6819in" draw:z-index="2"><draw:image xlink:href="Pictures/1000000100000452000001168DD48094B897698F.png" xlink:type="simple" xlink:show="embed" xlink:actuate="onLoad" draw:mime-type="image/png"/></draw:frame><text:span text:style-name="T3"><text:line-break/></text:span><draw:frame draw:style-name="fr1" draw:name="Image4" text:anchor-type="char" svg:x="0in" svg:y="2.9311in" svg:width="6.6929in" svg:height="0.8839in" draw:z-index="3"><draw:image xlink:href="Pictures/10000001000004140000008ABCF7DF6DCC023774.png" xlink:type="simple" xlink:show="embed" xlink:actuate="onLoad" draw:mime-type="image/png"/></draw:frame><text:span text:style-name="T3"><text:line-break/><text:line-break/><text:line-break/><text:line-break/><text:line-break/></text:span><text:soft-page-break/><text:span text:style-name="T3"><text:line-break/><text:line-break/></text:span></text:p>
      <text:p text:style-name="P1"><draw:frame draw:style-name="fr1" draw:name="Image6" text:anchor-type="char" svg:x="0in" svg:y="2.5571in" svg:width="6.6929in" svg:height="3.3555in" draw:z-index="5"><draw:image xlink:href="Pictures/10000001000002DE00000170A61D6AA8CA78176F.png" xlink:type="simple" xlink:show="embed" xlink:actuate="onLoad" draw:mime-type="image/png"/></draw:frame><text:span text:style-name="T3"/></text:p>
      <text:p text:style-name="P1"><text:span text:style-name="T3"><text:line-break/><text:line-break/><text:line-break/><text:line-break/><text:line-break/></text:span><draw:frame draw:style-name="fr2" draw:name="Image7" text:anchor-type="char" svg:width="6.6929in" svg:height="3.2528in" draw:z-index="6"><draw:image xlink:href="Pictures/10000001000003A4000001C5F1B5A415E8D40861.png" xlink:type="simple" xlink:show="embed" xlink:actuate="onLoad" draw:mime-type="image/png"/></draw:frame><text:span text:style-name="T3"><text:line-break/><text:line-break/><text:line-break/></text:span><text:soft-page-break/><text:span text:style-name="T3"><text:line-break/><text:line-break/></text:span><draw:frame draw:style-name="fr1" draw:name="Image8" text:anchor-type="char" svg:x="0in" svg:y="10.0398in" svg:width="6.6929in" svg:height="4.6953in" draw:z-index="7"><draw:image xlink:href="Pictures/100000010000035D0000025C57C8E36529E23D25.png" xlink:type="simple" xlink:show="embed" xlink:actuate="onLoad" draw:mime-type="image/png"/></draw:frame><text:span text:style-name="T3"><text:line-break/></text:span><draw:frame draw:style-name="fr2" draw:name="Image5" text:anchor-type="char" svg:width="6.6929in" svg:height="0.9201in" draw:z-index="4"><draw:image xlink:href="Pictures/10000001000003B100000082D24DB46E0F1C2D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2:04:08.583647300</meta:creation-date>
    <dc:date>2023-05-11T12:12:36.649641265</dc:date>
    <meta:editing-duration>PT8M29S</meta:editing-duration>
    <meta:editing-cycles>1</meta:editing-cycles>
    <meta:document-statistic meta:table-count="0" meta:image-count="8" meta:object-count="0" meta:page-count="3" meta:paragraph-count="7" meta:word-count="11" meta:character-count="82" meta:non-whitespace-character-count="50"/>
    <meta:generator>LibreOffice/7.2.7.2$Linux_X86_64 LibreOffice_project/20$Build-2</meta:generator>
  </office:meta>
</office:document-meta>
</file>